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0.228in"/>
    </style:style>
    <style:style style:name="co4" style:family="table-column">
      <style:table-column-properties fo:break-before="auto" style:column-width="1.139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1.2425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1.098in"/>
    </style:style>
    <style:style style:name="co10" style:family="table-column">
      <style:table-column-properties fo:break-before="auto" style:column-width="0.2583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72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0.5764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689in"/>
    </style:style>
    <style:style style:name="co21" style:family="table-column">
      <style:table-column-properties fo:break-before="auto" style:column-width="0.3898in"/>
    </style:style>
    <style:style style:name="co22" style:family="table-column">
      <style:table-column-properties fo:break-before="auto" style:column-width="0.338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4209in"/>
    </style:style>
    <style:style style:name="co25" style:family="table-column">
      <style:table-column-properties fo:break-before="auto" style:column-width="0.3618in"/>
    </style:style>
    <style:style style:name="co26" style:family="table-column">
      <style:table-column-properties fo:break-before="auto" style:column-width="1.5736in"/>
    </style:style>
    <style:style style:name="co27" style:family="table-column">
      <style:table-column-properties fo:break-before="auto" style:column-width="0.5138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0.9528in"/>
    </style:style>
    <style:style style:name="co30" style:family="table-column">
      <style:table-column-properties fo:break-before="auto" style:column-width="0.4827in"/>
    </style:style>
    <style:style style:name="co31" style:family="table-column">
      <style:table-column-properties fo:break-before="auto" style:column-width="0.328in"/>
    </style:style>
    <style:style style:name="co32" style:family="table-column">
      <style:table-column-properties fo:break-before="auto" style:column-width="0.348in"/>
    </style:style>
    <style:style style:name="co33" style:family="table-column">
      <style:table-column-properties fo:break-before="auto" style:column-width="0.3071in"/>
    </style:style>
    <style:style style:name="co34" style:family="table-column">
      <style:table-column-properties fo:break-before="auto" style:column-width="0.3173in"/>
    </style:style>
    <style:style style:name="co35" style:family="table-column">
      <style:table-column-properties fo:break-before="auto" style:column-width="0.3791in"/>
    </style:style>
    <style:style style:name="co36" style:family="table-column">
      <style:table-column-properties fo:break-before="auto" style:column-width="1.6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681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8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9" style:family="table-cell" style:parent-style-name="DataPilot_20_Field">
      <style:table-cell-properties fo:border-bottom="0.0138in solid #000000" style:text-align-source="fix" style:repeat-content="false" fo:border-left="0.0138in solid #000000" fo:border-right="0.0138in solid #000000" fo:border-top="0.028in solid #000000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11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2" style:family="table-cell" style:parent-style-name="DataPilot_20_Value">
      <style:table-cell-properties fo:border-bottom="none" fo:border-left="0.0138in solid #000000" fo:border-right="none" fo:border-top="none"/>
    </style:style>
    <style:style style:name="ce13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4" style:family="table-cell" style:parent-style-name="DataPilot_20_Corner">
      <style:table-cell-properties fo:border-bottom="none" fo:border-left="none" fo:border-right="none" fo:border-top="0.028in solid #000000"/>
    </style:style>
    <style:style style:name="ce15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6" style:family="table-cell" style:parent-style-name="DataPilot_20_Value">
      <style:table-cell-properties fo:border-bottom="none" fo:border-left="none" fo:border-right="none" fo:border-top="0.0138in solid #000000"/>
    </style:style>
    <style:style style:name="ce17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9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20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1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2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6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7" style:family="table-cell" style:parent-style-name="Default">
      <style:table-cell-properties fo:background-color="transparent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  <style:map style:condition="is-true-formula((MOD(ROW();2)*10)+MOD(COLUMN();2)=10)" style:apply-style-name="Row_20_or_20_Column_20_highlighted" style:base-cell-address="Data.Z37"/>
      <style:map style:condition="is-true-formula((MOD(ROW();2)*10)+MOD(COLUMN();2)=1)" style:apply-style-name="Row_20_Highlighted" style:base-cell-address="Data.Z37"/>
      <style:map style:condition="is-true-formula((MOD(ROW();2)*10)+MOD(COLUMN();2)=0)" style:apply-style-name="Column_20_Highlighted" style:base-cell-address="Data.Z37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Deprecat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hecking if samples in the Deprecated state have the deprecated flag set</text:p>
          </table:table-cell>
          <table:table-cell table:number-columns-repeated="20"/>
        </table:table-row>
        <table:table-row table:style-name="ro1">
          <table:table-cell office:value-type="string">
            <text:p>Select ctm.Extent_id, Left(ExtentAttribute.value,20) from </text:p>
          </table:table-cell>
          <table:table-cell table:number-columns-repeated="20"/>
        </table:table-row>
        <table:table-row table:style-name="ro1">
          <table:table-cell office:value-type="string">
            <text:p><text:s text:c="2"/>(select convert(NUMERIC,value) Extent_id from </text:p>
          </table:table-cell>
          <table:table-cell table:number-columns-repeated="20"/>
        </table:table-row>
        <table:table-row table:style-name="ro1">
          <table:table-cell office:value-type="string">
            <text:p><text:s text:c="4"/>ctm_reference_status join ctm_reference </text:p>
          </table:table-cell>
          <table:table-cell table:number-columns-repeated="20"/>
        </table:table-row>
        <table:table-row table:style-name="ro1">
          <table:table-cell office:value-type="string">
            <text:p><text:s text:c="2"/>on </text:p>
          </table:table-cell>
          <table:table-cell table:number-columns-repeated="20"/>
        </table:table-row>
        <table:table-row table:style-name="ro1">
          <table:table-cell office:value-type="string">
            <text:p><text:s text:c="4"/>ctm_reference_status.ctm_reference_status_id = ctm_reference.ctm_reference_status_id </text:p>
          </table:table-cell>
          <table:table-cell table:number-columns-repeated="20"/>
        </table:table-row>
        <table:table-row table:style-name="ro1">
          <table:table-cell office:value-type="string">
            <text:p><text:s text:c="2"/>where </text:p>
          </table:table-cell>
          <table:table-cell table:number-columns-repeated="20"/>
        </table:table-row>
        <table:table-row table:style-name="ro1">
          <table:table-cell office:value-type="string">
            <text:p><text:s text:c="4"/>name='Deprecated') ctm </text:p>
          </table:table-cell>
          <table:table-cell table:number-columns-repeated="20"/>
        </table:table-row>
        <table:table-row table:style-name="ro1">
          <table:table-cell office:value-type="string">
            <text:p>left join </text:p>
          </table:table-cell>
          <table:table-cell table:number-columns-repeated="20"/>
        </table:table-row>
        <table:table-row table:style-name="ro1">
          <table:table-cell office:value-type="string">
            <text:p><text:s text:c="2"/>(select Extent_id, value </text:p>
          </table:table-cell>
          <table:table-cell table:number-columns-repeated="20"/>
        </table:table-row>
        <table:table-row table:style-name="ro1">
          <table:table-cell office:value-type="string">
            <text:p><text:s text:c="4"/>from ExtentAttribute join ExtentAttributeType </text:p>
          </table:table-cell>
          <table:table-cell table:number-columns-repeated="20"/>
        </table:table-row>
        <table:table-row table:style-name="ro1">
          <table:table-cell office:value-type="string">
            <text:p><text:s text:c="2"/>on ExtentAttribute.ExtentAttributeType_id = ExtentAttributeType.ExtentAttributeType_id</text:p>
          </table:table-cell>
          <table:table-cell table:number-columns-repeated="20"/>
        </table:table-row>
        <table:table-row table:style-name="ro1">
          <table:table-cell office:value-type="string">
            <text:p><text:s text:c="2"/>where type = 'deprecated') ExtentAttribute</text:p>
          </table:table-cell>
          <table:table-cell table:number-columns-repeated="20"/>
        </table:table-row>
        <table:table-row table:style-name="ro1">
          <table:table-cell office:value-type="string">
            <text:p>on ctm.Extent_id=ExtentAttribute.Extent_id;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>
            <text:p>Sample in CTM has its reference status set to 'Deprecated' but the 'deprecated' extent attribute has no value set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IV</text:p>
          </table:table-cell>
          <table:table-cell table:number-columns-repeated="2"/>
          <table:table-cell office:value-type="string">
            <text:p>SWIV</text:p>
          </table:table-cell>
          <table:table-cell table:number-columns-repeated="2"/>
          <table:table-cell office:value-type="string">
            <text:p>RTV</text:p>
          </table:table-cell>
          <table:table-cell table:number-columns-repeated="2"/>
          <table:table-cell office:value-type="string">
            <text:p>GCV</text:p>
          </table:table-cell>
          <table:table-cell table:number-columns-repeated="2"/>
          <table:table-cell office:value-type="string">
            <text:p>RSV</text:p>
          </table:table-cell>
          <table:table-cell table:number-columns-repeated="2"/>
          <table:table-cell office:value-type="string">
            <text:p>VEEV</text:p>
          </table:table-cell>
          <table:table-cell table:number-columns-repeated="2"/>
          <table:table-cell office:value-type="string">
            <text:p>VDA</text:p>
          </table:table-cell>
          <table:table-cell/>
        </table:table-row>
        <table:table-row table:style-name="ro1"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  <table:table-cell/>
          <table:table-cell table:style-name="ce1" office:value-type="string">
            <text:p>Extent_ID</text:p>
          </table:table-cell>
          <table:table-cell table:style-name="ce1" office:value-type="string">
            <text:p>deprecated</text:p>
          </table:table-cell>
        </table:table-row>
        <table:table-row table:style-name="ro1">
          <table:table-cell/>
          <table:table-cell office:value-type="float" office:value="1047098756102">
            <text:p>1047098756102</text:p>
          </table:table-cell>
          <table:table-cell office:value-type="string">
            <text:p>NULL</text:p>
          </table:table-cell>
          <table:table-cell/>
          <table:table-cell office:value-type="float" office:value="1119018607903">
            <text:p>1119018607903</text:p>
          </table:table-cell>
          <table:table-cell office:value-type="string">
            <text:p>NULL</text:p>
          </table:table-cell>
          <table:table-cell/>
          <table:table-cell office:value-type="float" office:value="1112843777123">
            <text:p>1112843777123</text:p>
          </table:table-cell>
          <table:table-cell office:value-type="string">
            <text:p>NULL</text:p>
          </table:table-cell>
          <table:table-cell/>
          <table:table-cell office:value-type="float" office:value="1104011093073">
            <text:p>1104011093073</text:p>
          </table:table-cell>
          <table:table-cell office:value-type="string">
            <text:p>NULL</text:p>
          </table:table-cell>
          <table:table-cell/>
          <table:table-cell office:value-type="float" office:value="1129764149206">
            <text:p>1129764149206</text:p>
          </table:table-cell>
          <table:table-cell office:value-type="string">
            <text:p>NULL</text:p>
          </table:table-cell>
          <table:table-cell/>
          <table:table-cell table:style-name="ce3" office:value-type="float" office:value="1122211745410">
            <text:p>1122211745410</text:p>
          </table:table-cell>
          <table:table-cell table:style-name="ce3"/>
          <table:table-cell/>
          <table:table-cell office:value-type="float" office:value="1122109994837">
            <text:p>1122109994837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float" office:value="1047212570083">
            <text:p>1047212570083</text:p>
          </table:table-cell>
          <table:table-cell office:value-type="string">
            <text:p>NULL</text:p>
          </table:table-cell>
          <table:table-cell/>
          <table:table-cell office:value-type="float" office:value="1119018607904">
            <text:p>1119018607904</text:p>
          </table:table-cell>
          <table:table-cell office:value-type="string">
            <text:p>NULL</text:p>
          </table:table-cell>
          <table:table-cell/>
          <table:table-cell office:value-type="float" office:value="1112843777124">
            <text:p>1112843777124</text:p>
          </table:table-cell>
          <table:table-cell office:value-type="string">
            <text:p>NULL</text:p>
          </table:table-cell>
          <table:table-cell/>
          <table:table-cell office:value-type="float" office:value="1104357786211">
            <text:p>1104357786211</text:p>
          </table:table-cell>
          <table:table-cell office:value-type="string">
            <text:p>NULL</text:p>
          </table:table-cell>
          <table:table-cell/>
          <table:table-cell office:value-type="float" office:value="1129764149207">
            <text:p>1129764149207</text:p>
          </table:table-cell>
          <table:table-cell office:value-type="string">
            <text:p>NULL</text:p>
          </table:table-cell>
          <table:table-cell/>
          <table:table-cell table:style-name="ce3" office:value-type="float" office:value="1122211745411">
            <text:p>1122211745411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047238244237">
            <text:p>1047238244237</text:p>
          </table:table-cell>
          <table:table-cell office:value-type="string">
            <text:p>NULL</text:p>
          </table:table-cell>
          <table:table-cell/>
          <table:table-cell office:value-type="float" office:value="1119766334029">
            <text:p>1119766334029</text:p>
          </table:table-cell>
          <table:table-cell office:value-type="string">
            <text:p>NULL</text:p>
          </table:table-cell>
          <table:table-cell/>
          <table:table-cell office:value-type="float" office:value="1112843777125">
            <text:p>1112843777125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08">
            <text:p>1129764149208</text:p>
          </table:table-cell>
          <table:table-cell office:value-type="string">
            <text:p>NULL</text:p>
          </table:table-cell>
          <table:table-cell/>
          <table:table-cell table:style-name="ce3" office:value-type="float" office:value="1122211745412">
            <text:p>1122211745412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047284360695">
            <text:p>1047284360695</text:p>
          </table:table-cell>
          <table:table-cell office:value-type="string">
            <text:p>NULL</text:p>
          </table:table-cell>
          <table:table-cell/>
          <table:table-cell office:value-type="float" office:value="1119766334030">
            <text:p>1119766334030</text:p>
          </table:table-cell>
          <table:table-cell office:value-type="string">
            <text:p>NULL</text:p>
          </table:table-cell>
          <table:table-cell/>
          <table:table-cell office:value-type="float" office:value="1112843777126">
            <text:p>1112843777126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09">
            <text:p>1129764149209</text:p>
          </table:table-cell>
          <table:table-cell office:value-type="string">
            <text:p>NULL</text:p>
          </table:table-cell>
          <table:table-cell/>
          <table:table-cell table:style-name="ce3" office:value-type="float" office:value="1122947238798">
            <text:p>112294723879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047286474129">
            <text:p>1047286474129</text:p>
          </table:table-cell>
          <table:table-cell office:value-type="string">
            <text:p>NULL</text:p>
          </table:table-cell>
          <table:table-cell/>
          <table:table-cell office:value-type="float" office:value="1119766334031">
            <text:p>1119766334031</text:p>
          </table:table-cell>
          <table:table-cell office:value-type="string">
            <text:p>NULL</text:p>
          </table:table-cell>
          <table:table-cell/>
          <table:table-cell office:value-type="float" office:value="1112843777127">
            <text:p>111284377712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10">
            <text:p>1129764149210</text:p>
          </table:table-cell>
          <table:table-cell office:value-type="string">
            <text:p>NULL</text:p>
          </table:table-cell>
          <table:table-cell/>
          <table:table-cell office:value-type="float" office:value="1127026906361">
            <text:p>1127026906361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7286474132">
            <text:p>1047286474132</text:p>
          </table:table-cell>
          <table:table-cell office:value-type="string">
            <text:p>NULL</text:p>
          </table:table-cell>
          <table:table-cell/>
          <table:table-cell office:value-type="float" office:value="1119766334032">
            <text:p>1119766334032</text:p>
          </table:table-cell>
          <table:table-cell office:value-type="string">
            <text:p>NULL</text:p>
          </table:table-cell>
          <table:table-cell/>
          <table:table-cell office:value-type="float" office:value="1112843777128">
            <text:p>111284377712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27">
            <text:p>1129764149227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7300875151">
            <text:p>1047300875151</text:p>
          </table:table-cell>
          <table:table-cell office:value-type="string">
            <text:p>NULL</text:p>
          </table:table-cell>
          <table:table-cell/>
          <table:table-cell office:value-type="float" office:value="1121342829509">
            <text:p>1121342829509</text:p>
          </table:table-cell>
          <table:table-cell office:value-type="string">
            <text:p>NULL</text:p>
          </table:table-cell>
          <table:table-cell/>
          <table:table-cell office:value-type="float" office:value="1112843777129">
            <text:p>1112843777129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44">
            <text:p>112976414924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7286474131">
            <text:p>1047286474131</text:p>
          </table:table-cell>
          <table:table-cell office:value-type="string">
            <text:p>NULL</text:p>
          </table:table-cell>
          <table:table-cell/>
          <table:table-cell office:value-type="float" office:value="1121342829512">
            <text:p>1121342829512</text:p>
          </table:table-cell>
          <table:table-cell office:value-type="string">
            <text:p>NULL</text:p>
          </table:table-cell>
          <table:table-cell/>
          <table:table-cell office:value-type="float" office:value="1112843777130">
            <text:p>111284377713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45">
            <text:p>112976414924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7317961216">
            <text:p>1047317961216</text:p>
          </table:table-cell>
          <table:table-cell office:value-type="string">
            <text:p>NULL</text:p>
          </table:table-cell>
          <table:table-cell/>
          <table:table-cell office:value-type="float" office:value="1121342829524">
            <text:p>1121342829524</text:p>
          </table:table-cell>
          <table:table-cell office:value-type="string">
            <text:p>NULL</text:p>
          </table:table-cell>
          <table:table-cell/>
          <table:table-cell office:value-type="float" office:value="1112843777131">
            <text:p>1112843777131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46">
            <text:p>112976414924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701">
            <text:p>1099738204701</text:p>
          </table:table-cell>
          <table:table-cell office:value-type="string">
            <text:p>NULL</text:p>
          </table:table-cell>
          <table:table-cell/>
          <table:table-cell office:value-type="float" office:value="1121342829525">
            <text:p>1121342829525</text:p>
          </table:table-cell>
          <table:table-cell office:value-type="string">
            <text:p>NULL</text:p>
          </table:table-cell>
          <table:table-cell/>
          <table:table-cell office:value-type="float" office:value="1112843777132">
            <text:p>1112843777132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79">
            <text:p>112976414927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98">
            <text:p>1099738204698</text:p>
          </table:table-cell>
          <table:table-cell office:value-type="string">
            <text:p>NULL</text:p>
          </table:table-cell>
          <table:table-cell/>
          <table:table-cell office:value-type="float" office:value="1121342829528">
            <text:p>1121342829528</text:p>
          </table:table-cell>
          <table:table-cell office:value-type="string">
            <text:p>NULL</text:p>
          </table:table-cell>
          <table:table-cell/>
          <table:table-cell office:value-type="float" office:value="1112843777133">
            <text:p>1112843777133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80">
            <text:p>1129764149280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6">
            <text:p>1099738204676</text:p>
          </table:table-cell>
          <table:table-cell office:value-type="string">
            <text:p>NULL</text:p>
          </table:table-cell>
          <table:table-cell/>
          <table:table-cell office:value-type="float" office:value="1121342829536">
            <text:p>1121342829536</text:p>
          </table:table-cell>
          <table:table-cell office:value-type="string">
            <text:p>NULL</text:p>
          </table:table-cell>
          <table:table-cell/>
          <table:table-cell office:value-type="float" office:value="1112843777134">
            <text:p>1112843777134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281">
            <text:p>112976414928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9">
            <text:p>1099738204679</text:p>
          </table:table-cell>
          <table:table-cell office:value-type="string">
            <text:p>NULL</text:p>
          </table:table-cell>
          <table:table-cell/>
          <table:table-cell office:value-type="float" office:value="1121342829539">
            <text:p>1121342829539</text:p>
          </table:table-cell>
          <table:table-cell office:value-type="string">
            <text:p>NULL</text:p>
          </table:table-cell>
          <table:table-cell/>
          <table:table-cell office:value-type="float" office:value="1112843777135">
            <text:p>1112843777135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4">
            <text:p>112976414931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80">
            <text:p>1099738204680</text:p>
          </table:table-cell>
          <table:table-cell office:value-type="string">
            <text:p>NULL</text:p>
          </table:table-cell>
          <table:table-cell/>
          <table:table-cell office:value-type="float" office:value="1121342829550">
            <text:p>1121342829550</text:p>
          </table:table-cell>
          <table:table-cell office:value-type="string">
            <text:p>NULL</text:p>
          </table:table-cell>
          <table:table-cell/>
          <table:table-cell office:value-type="float" office:value="1112843777136">
            <text:p>1112843777136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5">
            <text:p>112976414931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69">
            <text:p>1099738204669</text:p>
          </table:table-cell>
          <table:table-cell office:value-type="string">
            <text:p>NULL</text:p>
          </table:table-cell>
          <table:table-cell/>
          <table:table-cell office:value-type="float" office:value="1121342829556">
            <text:p>1121342829556</text:p>
          </table:table-cell>
          <table:table-cell office:value-type="string">
            <text:p>NULL</text:p>
          </table:table-cell>
          <table:table-cell/>
          <table:table-cell office:value-type="float" office:value="1112843777137">
            <text:p>111284377713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6">
            <text:p>112976414931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3">
            <text:p>1099738204673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38">
            <text:p>111284377713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7">
            <text:p>1129764149317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5">
            <text:p>1099738204675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39">
            <text:p>1112843777139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8">
            <text:p>1129764149318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645844829">
            <text:p>1099645844829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0">
            <text:p>111284377714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19">
            <text:p>112976414931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613710159">
            <text:p>1099613710159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1">
            <text:p>1112843777141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20">
            <text:p>1129764149320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613710158">
            <text:p>109961371015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2">
            <text:p>1112843777142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21">
            <text:p>112976414932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2">
            <text:p>1099738204672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3">
            <text:p>1112843777143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38">
            <text:p>1129764149338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8">
            <text:p>109973820467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4">
            <text:p>1112843777144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39">
            <text:p>112976414933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613710157">
            <text:p>109961371015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5">
            <text:p>1112843777145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56">
            <text:p>112976414935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613687502">
            <text:p>1099613687502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6">
            <text:p>1112843777146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57">
            <text:p>1129764149357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700">
            <text:p>109973820470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7">
            <text:p>111284377714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74">
            <text:p>112976414937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710">
            <text:p>109973820471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8">
            <text:p>111284377714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75">
            <text:p>112976414937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0763798456">
            <text:p>1100763798456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49">
            <text:p>1112843777149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92">
            <text:p>1129764149392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68">
            <text:p>1099738204668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50">
            <text:p>111284377715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93">
            <text:p>1129764149393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738204670">
            <text:p>109973820467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51">
            <text:p>1112843777151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394">
            <text:p>112976414939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561525620">
            <text:p>1099561525620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52">
            <text:p>1112843777152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411">
            <text:p>112976414941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561525627">
            <text:p>109956152562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53">
            <text:p>1112843777153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412">
            <text:p>1129764149412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953473726">
            <text:p>1099953473726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12843777154">
            <text:p>1112843777154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429">
            <text:p>112976414942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9953473727">
            <text:p>1099953473727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5078816301">
            <text:p>1125078816301</text:p>
          </table:table-cell>
          <table:table-cell office:value-type="string">
            <text:p>NULL</text:p>
          </table:table-cell>
          <table:table-cell table:number-columns-repeated="4"/>
          <table:table-cell office:value-type="float" office:value="1129764149430">
            <text:p>1129764149430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3">
            <text:p>1112349231073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1">
            <text:p>112976414943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4">
            <text:p>1112349231074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2">
            <text:p>1129764149432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5">
            <text:p>1112349231075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3">
            <text:p>1129764149433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6">
            <text:p>1112349231076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4">
            <text:p>112976414943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7">
            <text:p>1112349231077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5">
            <text:p>112976414943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8">
            <text:p>1112349231078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6">
            <text:p>112976414943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79">
            <text:p>1112349231079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7">
            <text:p>1129764149437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80">
            <text:p>1112349231080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8">
            <text:p>1129764149438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81">
            <text:p>1112349231081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39">
            <text:p>112976414943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349231082">
            <text:p>1112349231082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40">
            <text:p>1129764149440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7822537596">
            <text:p>1117822537596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41">
            <text:p>112976414944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9750532231">
            <text:p>1119750532231</text:p>
          </table:table-cell>
          <table:table-cell office:value-type="string">
            <text:p>NULL</text:p>
          </table:table-cell>
          <table:table-cell table:number-columns-repeated="10"/>
          <table:table-cell office:value-type="float" office:value="1129764149442">
            <text:p>1129764149442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9750532332">
            <text:p>1119750532332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3">
            <text:p>1119750532333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4">
            <text:p>1119750532334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5">
            <text:p>1119750532335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6">
            <text:p>1119750532336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7">
            <text:p>1119750532337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8">
            <text:p>1119750532338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39">
            <text:p>1119750532339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0">
            <text:p>1119750532340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1">
            <text:p>1119750532341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2">
            <text:p>1119750532342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3">
            <text:p>1119750532343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4">
            <text:p>1119750532344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5">
            <text:p>1119750532345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6">
            <text:p>1119750532346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7">
            <text:p>1119750532347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8">
            <text:p>1119750532348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49">
            <text:p>1119750532349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0">
            <text:p>1119750532350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1">
            <text:p>1119750532351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2">
            <text:p>1119750532352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3">
            <text:p>1119750532353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4">
            <text:p>1119750532354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5">
            <text:p>1119750532355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6">
            <text:p>1119750532356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7">
            <text:p>1119750532357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8">
            <text:p>1119750532358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59">
            <text:p>1119750532359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0">
            <text:p>1119750532360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1">
            <text:p>1119750532361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2">
            <text:p>1119750532362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3">
            <text:p>1119750532363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4">
            <text:p>1119750532364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5">
            <text:p>1119750532365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6">
            <text:p>1119750532366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50532367">
            <text:p>1119750532367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9766297703">
            <text:p>1119766297703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22615724819">
            <text:p>1122615724819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24108775708">
            <text:p>1124108775708</text:p>
          </table:table-cell>
          <table:table-cell office:value-type="string">
            <text:p>NULL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30777809039">
            <text:p>1130777809039</text:p>
          </table:table-cell>
          <table:table-cell office:value-type="string">
            <text:p>NULL</text:p>
          </table:table-cell>
          <table:table-cell table:number-columns-repeated="18"/>
        </table:table-row>
      </table:table>
      <table:table table:name="Data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abase</text:p>
          </table:table-cell>
          <table:table-cell office:value-type="string">
            <text:p>Status</text:p>
          </table:table-cell>
          <table:table-cell/>
          <table:table-cell office:value-type="string">
            <text:p>Count</text:p>
          </table:table-cell>
        </table:table-row>
        <table:table-row table:style-name="ro3">
          <table:table-cell office:value-type="string">
            <text:p><text:s/>barda</text:p>
          </table:table-cell>
          <table:table-cell office:value-type="string">
            <text:p>Unresolved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454 Sequencing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Deprecated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Draft Submission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Edit- Becky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Edit-LO</text:p>
          </table:table-cell>
          <table:table-cell/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Pending</text:p>
          </table:table-cell>
          <table:table-cell/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Published</text:p>
          </table:table-cell>
          <table:table-cell/>
          <table:table-cell office:value-type="float" office:value="151">
            <text:p>151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RT-PCR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Received</text:p>
          </table:table-cell>
          <table:table-cell/>
          <table:table-cell office:value-type="float" office:value="107">
            <text:p>107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Sequencing</text:p>
          </table:table-cell>
          <table:table-cell/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<text:s/>gcv</text:p>
          </table:table-cell>
          <table:table-cell office:value-type="string">
            <text:p>Unresolved</text:p>
          </table:table-cell>
          <table:table-cell/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Closure JO</text:p>
          </table:table-cell>
          <table:table-cell/>
          <table:table-cell office:value-type="float" office:value="52">
            <text:p>52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Closure NF</text:p>
          </table:table-cell>
          <table:table-cell/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Closure TT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Deprecated</text:p>
          </table:table-cell>
          <table:table-cell/>
          <table:table-cell office:value-type="float" office:value="84">
            <text:p>84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Draft Submission</text:p>
          </table:table-cell>
          <table:table-cell/>
          <table:table-cell office:value-type="float" office:value="84">
            <text:p>84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Edit JO</text:p>
          </table:table-cell>
          <table:table-cell/>
          <table:table-cell office:value-type="float" office:value="33">
            <text:p>33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Edit NF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Edit-LO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Initial Manual Edit</text:p>
          </table:table-cell>
          <table:table-cell/>
          <table:table-cell office:value-type="float" office:value="364">
            <text:p>364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NextGen Validation</text:p>
          </table:table-cell>
          <table:table-cell/>
          <table:table-cell office:value-type="float" office:value="56">
            <text:p>56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Published</text:p>
          </table:table-cell>
          <table:table-cell/>
          <table:table-cell office:value-type="float" office:value="3697">
            <text:p>3697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Received</text:p>
          </table:table-cell>
          <table:table-cell/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Sequencing</text:p>
          </table:table-cell>
          <table:table-cell/>
          <table:table-cell office:value-type="float" office:value="115">
            <text:p>115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Unresolved</text:p>
          </table:table-cell>
          <table:table-cell/>
          <table:table-cell office:value-type="float" office:value="465">
            <text:p>465</text:p>
          </table:table-cell>
        </table:table-row>
        <table:table-row table:style-name="ro3">
          <table:table-cell office:value-type="string">
            <text:p><text:s/>giv</text:p>
          </table:table-cell>
          <table:table-cell office:value-type="string">
            <text:p>Validation</text:p>
          </table:table-cell>
          <table:table-cell/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Deprecated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Published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Received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Sequencing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Unresolved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<text:s/>giv2</text:p>
          </table:table-cell>
          <table:table-cell office:value-type="string">
            <text:p>Validatio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454 Sequencing</text:p>
          </table:table-cell>
          <table:table-cell/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Deprecated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Published</text:p>
          </table:table-cell>
          <table:table-cell/>
          <table:table-cell office:value-type="float" office:value="1752">
            <text:p>1752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Received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SISPA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<text:s/>giv3</text:p>
          </table:table-cell>
          <table:table-cell office:value-type="string">
            <text:p>Unresolved</text:p>
          </table:table-cell>
          <table:table-cell/>
          <table:table-cell office:value-type="float" office:value="336">
            <text:p>336</text:p>
          </table:table-cell>
        </table:table-row>
        <table:table-row table:style-name="ro3">
          <table:table-cell office:value-type="string">
            <text:p><text:s/>givtest</text:p>
          </table:table-cell>
          <table:table-cell office:value-type="string">
            <text:p>Unresolved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<text:s/>hadv</text:p>
          </table:table-cell>
          <table:table-cell office:value-type="string">
            <text:p>454 Sequencing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<text:s/>hadv</text:p>
          </table:table-cell>
          <table:table-cell office:value-type="string">
            <text:p>Closure NF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hadv</text:p>
          </table:table-cell>
          <table:table-cell office:value-type="string">
            <text:p>Closure TT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<text:s/>hadv</text:p>
          </table:table-cell>
          <table:table-cell office:value-type="string">
            <text:p>Edit TT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<text:s/>hadv</text:p>
          </table:table-cell>
          <table:table-cell office:value-type="string">
            <text:p>Pending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hpiv1</text:p>
          </table:table-cell>
          <table:table-cell office:value-type="string">
            <text:p>Pending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hpiv1</text:p>
          </table:table-cell>
          <table:table-cell office:value-type="string">
            <text:p>Received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hpiv3</text:p>
          </table:table-cell>
          <table:table-cell office:value-type="string">
            <text:p>Pending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hpiv3</text:p>
          </table:table-cell>
          <table:table-cell office:value-type="string">
            <text:p>Received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<text:s/>hrv2</text:p>
          </table:table-cell>
          <table:table-cell office:value-type="string">
            <text:p>Published</text:p>
          </table:table-cell>
          <table:table-cell/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<text:s/>hrv2</text:p>
          </table:table-cell>
          <table:table-cell office:value-type="string">
            <text:p>Unresolved</text:p>
          </table:table-cell>
          <table:table-cell/>
          <table:table-cell office:value-type="float" office:value="34">
            <text:p>34</text:p>
          </table:table-cell>
        </table:table-row>
        <table:table-row table:style-name="ro3">
          <table:table-cell office:value-type="string">
            <text:p><text:s/>jev</text:p>
          </table:table-cell>
          <table:table-cell office:value-type="string">
            <text:p>Validation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mmp</text:p>
          </table:table-cell>
          <table:table-cell office:value-type="string">
            <text:p>Closure TT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mmp</text:p>
          </table:table-cell>
          <table:table-cell office:value-type="string">
            <text:p>Validation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<text:s/>mpv</text:p>
          </table:table-cell>
          <table:table-cell office:value-type="string">
            <text:p>454 Sequencing</text:p>
          </table:table-cell>
          <table:table-cell/>
          <table:table-cell office:value-type="float" office:value="94">
            <text:p>94</text:p>
          </table:table-cell>
        </table:table-row>
        <table:table-row table:style-name="ro3">
          <table:table-cell office:value-type="string">
            <text:p><text:s/>mpv</text:p>
          </table:table-cell>
          <table:table-cell office:value-type="string">
            <text:p>Pending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<text:s/>mpv</text:p>
          </table:table-cell>
          <table:table-cell office:value-type="string">
            <text:p>Received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<text:s/>mpv</text:p>
          </table:table-cell>
          <table:table-cell office:value-type="string">
            <text:p>Unresolved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<text:s/>msl</text:p>
          </table:table-cell>
          <table:table-cell office:value-type="string">
            <text:p>Published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Closure NF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Closure TT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Pending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Received</text:p>
          </table:table-cell>
          <table:table-cell/>
          <table:table-cell office:value-type="float" office:value="222">
            <text:p>222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Unresolved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<text:s/>norv</text:p>
          </table:table-cell>
          <table:table-cell office:value-type="string">
            <text:p>Validation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piv</text:p>
          </table:table-cell>
          <table:table-cell office:value-type="string">
            <text:p>Published</text:p>
          </table:table-cell>
          <table:table-cell/>
          <table:table-cell office:value-type="float" office:value="36">
            <text:p>36</text:p>
          </table:table-cell>
        </table:table-row>
        <table:table-row table:style-name="ro3">
          <table:table-cell office:value-type="string">
            <text:p><text:s/>rbl</text:p>
          </table:table-cell>
          <table:table-cell office:value-type="string">
            <text:p>Published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454 Sequencing</text:p>
          </table:table-cell>
          <table:table-cell/>
          <table:table-cell office:value-type="float" office:value="52">
            <text:p>52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Deprecated</text:p>
          </table:table-cell>
          <table:table-cell/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Draft Submission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Edit TT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Initial Manual Edit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Pending</text:p>
          </table:table-cell>
          <table:table-cell/>
          <table:table-cell office:value-type="float" office:value="46">
            <text:p>46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Received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rsv</text:p>
          </table:table-cell>
          <table:table-cell office:value-type="string">
            <text:p>Unresolved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Closure AA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Closure LO</text:p>
          </table:table-cell>
          <table:table-cell/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Deprecated</text:p>
          </table:table-cell>
          <table:table-cell/>
          <table:table-cell office:value-type="float" office:value="33">
            <text:p>33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Draft Submission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Edit LO</text:p>
          </table:table-cell>
          <table:table-cell/>
          <table:table-cell office:value-type="float" office:value="47">
            <text:p>47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Full Plate Redo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Next Gen Sequencing</text:p>
          </table:table-cell>
          <table:table-cell/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Pending</text:p>
          </table:table-cell>
          <table:table-cell/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Published</text:p>
          </table:table-cell>
          <table:table-cell/>
          <table:table-cell office:value-type="float" office:value="272">
            <text:p>272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RT-PCR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Received</text:p>
          </table:table-cell>
          <table:table-cell/>
          <table:table-cell office:value-type="float" office:value="185">
            <text:p>185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Sequencing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Submission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Submitted to Genbank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<text:s/>rtv</text:p>
          </table:table-cell>
          <table:table-cell office:value-type="string">
            <text:p>Unresolved</text:p>
          </table:table-cell>
          <table:table-cell/>
          <table:table-cell office:value-type="float" office:value="326">
            <text:p>326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Deprecated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Draft Submission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Edit NF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Initial Manual Edit</text:p>
          </table:table-cell>
          <table:table-cell/>
          <table:table-cell office:value-type="float" office:value="115">
            <text:p>115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Published</text:p>
          </table:table-cell>
          <table:table-cell/>
          <table:table-cell office:value-type="float" office:value="2158">
            <text:p>2158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Resequencing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swiv</text:p>
          </table:table-cell>
          <table:table-cell office:value-type="string">
            <text:p>Unresolved</text:p>
          </table:table-cell>
          <table:table-cell/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<text:s/>vda</text:p>
          </table:table-cell>
          <table:table-cell office:value-type="string">
            <text:p>454 Sequencing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vda</text:p>
          </table:table-cell>
          <table:table-cell office:value-type="string">
            <text:p>Closure NF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vda</text:p>
          </table:table-cell>
          <table:table-cell office:value-type="string">
            <text:p>Deprecated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vda</text:p>
          </table:table-cell>
          <table:table-cell office:value-type="string">
            <text:p>Edit NF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veev</text:p>
          </table:table-cell>
          <table:table-cell office:value-type="string">
            <text:p>Deprecated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<text:s/>veev</text:p>
          </table:table-cell>
          <table:table-cell office:value-type="string">
            <text:p>Draft Submission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<text:s/>veev</text:p>
          </table:table-cell>
          <table:table-cell office:value-type="string">
            <text:p>Initial Manual Edit</text:p>
          </table:table-cell>
          <table:table-cell/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<text:s/>veev</text:p>
          </table:table-cell>
          <table:table-cell office:value-type="string">
            <text:p>Pending</text:p>
          </table:table-cell>
          <table:table-cell/>
          <table:table-cell office:value-type="float" office:value="54">
            <text:p>54</text:p>
          </table:table-cell>
        </table:table-row>
        <table:table-row table:style-name="ro3">
          <table:table-cell office:value-type="string">
            <text:p><text:s/>veev</text:p>
          </table:table-cell>
          <table:table-cell office:value-type="string">
            <text:p>Validation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/>vzv</text:p>
          </table:table-cell>
          <table:table-cell office:value-type="string">
            <text:p>454 Sequencing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/>yfv</text:p>
          </table:table-cell>
          <table:table-cell office:value-type="string">
            <text:p>Initial Manual Edit</text:p>
          </table:table-cell>
          <table:table-cell/>
          <table:table-cell office:value-type="float" office:value="1">
            <text:p>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3">
          <table:table-cell office:value-type="string">
            <text:p>ctm_reference_history contains the latest status, mirroring the ctm_reference. Reconstruction of a samples path through the system can be done with just ctm_reference_histo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QL</text:p>
          </table:table-cell>
          <table:table-cell table:number-columns-repeated="3"/>
        </table:table-row>
        <table:table-row table:style-name="ro3">
          <table:table-cell office:value-type="string">
            <text:p>\for db in giv giv2 giv3 swiv rtv gcv norv rsv mpv hrv2 veev hadv piv rbl givtest msl vda mmp barda hpiv1 hpiv3 jev yfv vzv synflu</text:p>
          </table:table-cell>
          <table:table-cell table:number-columns-repeated="3"/>
        </table:table-row>
        <table:table-row table:style-name="ro3">
          <table:table-cell office:value-type="string">
            <text:p>select "${db}", left(name,20), display, count(ctm_reference_id)</text:p>
          </table:table-cell>
          <table:table-cell table:number-columns-repeated="3"/>
        </table:table-row>
        <table:table-row table:style-name="ro1">
          <table:table-cell office:value-type="string">
            <text:p>from</text:p>
          </table:table-cell>
          <table:table-cell table:number-columns-repeated="3"/>
        </table:table-row>
        <table:table-row table:style-name="ro3">
          <table:table-cell office:value-type="string">
            <text:p><text:s text:c="2"/>${db}..ctm_reference_status join ${db}..ctm_reference</text:p>
          </table:table-cell>
          <table:table-cell table:number-columns-repeated="3"/>
        </table:table-row>
        <table:table-row table:style-name="ro3">
          <table:table-cell office:value-type="string">
            <text:p><text:s text:c="4"/>on ${db}..ctm_reference_status.ctm_reference_status_id = ${db}..ctm_reference.ctm_reference_status_id</text:p>
          </table:table-cell>
          <table:table-cell table:number-columns-repeated="3"/>
        </table:table-row>
        <table:table-row table:style-name="ro1">
          <table:table-cell office:value-type="string">
            <text:p>group by name order by name</text:p>
          </table:table-cell>
          <table:table-cell table:number-columns-repeated="3"/>
        </table:table-row>
        <table:table-row table:style-name="ro3">
          <table:table-cell office:value-type="string">
            <text:p>go &gt;&gt; /tmp/databases</text:p>
          </table:table-cell>
          <table:table-cell table:number-columns-repeated="3"/>
        </table:table-row>
        <table:table-row table:style-name="ro1">
          <table:table-cell office:value-type="string">
            <text:p>\don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Imported and then Data-&gt;DataPilot used</text:p>
          </table:table-cell>
          <table:table-cell table:number-columns-repeated="3"/>
        </table:table-row>
      </table:table>
      <table:table table:name="DataPilot_Data_1" table:style-name="ta1" table:print="false">
        <table:table-column table:style-name="co12" table:default-cell-style-name="ce7"/>
        <table:table-column table:style-name="co13" table:default-cell-style-name="ce12"/>
        <table:table-column table:style-name="co14" table:default-cell-style-name="DataPilot_20_Value"/>
        <table:table-column table:style-name="co15" table:default-cell-style-name="DataPilot_20_Value"/>
        <table:table-column table:style-name="co16" table:default-cell-style-name="DataPilot_20_Value"/>
        <table:table-column table:style-name="co15" table:default-cell-style-name="DataPilot_20_Value"/>
        <table:table-column table:style-name="co17" table:default-cell-style-name="DataPilot_20_Value"/>
        <table:table-column table:style-name="co18" table:default-cell-style-name="DataPilot_20_Value"/>
        <table:table-column table:style-name="co19" table:number-columns-repeated="2" table:default-cell-style-name="DataPilot_20_Value"/>
        <table:table-column table:style-name="co16" table:default-cell-style-name="DataPilot_20_Value"/>
        <table:table-column table:style-name="co20" table:default-cell-style-name="DataPilot_20_Value"/>
        <table:table-column table:style-name="co18" table:default-cell-style-name="DataPilot_20_Value"/>
        <table:table-column table:style-name="co16" table:default-cell-style-name="DataPilot_20_Value"/>
        <table:table-column table:style-name="co21" table:default-cell-style-name="DataPilot_20_Value"/>
        <table:table-column table:style-name="co16" table:default-cell-style-name="DataPilot_20_Value"/>
        <table:table-column table:style-name="co20" table:default-cell-style-name="DataPilot_20_Value"/>
        <table:table-column table:style-name="co22" table:default-cell-style-name="DataPilot_20_Value"/>
        <table:table-column table:style-name="co23" table:default-cell-style-name="DataPilot_20_Value"/>
        <table:table-column table:style-name="co21" table:default-cell-style-name="DataPilot_20_Value"/>
        <table:table-column table:style-name="co15" table:default-cell-style-name="DataPilot_20_Value"/>
        <table:table-column table:style-name="co24" table:default-cell-style-name="DataPilot_20_Value"/>
        <table:table-column table:style-name="co18" table:default-cell-style-name="DataPilot_20_Value"/>
        <table:table-column table:style-name="co21" table:default-cell-style-name="DataPilot_20_Value"/>
        <table:table-column table:style-name="co23" table:default-cell-style-name="DataPilot_20_Value"/>
        <table:table-column table:style-name="co1" table:default-cell-style-name="ce21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25"/>
        </table:table-row>
        <table:table-row table:style-name="ro1">
          <table:table-cell table:style-name="Default" table:number-columns-repeated="26"/>
        </table:table-row>
        <table:table-row table:style-name="ro4">
          <table:table-cell table:style-name="ce4" office:value-type="string">
            <text:p>Sum - Count</text:p>
          </table:table-cell>
          <table:table-cell table:style-name="ce9" office:value-type="string" table:number-columns-spanned="25" table:number-rows-spanned="1">
            <text:p>Database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8"/>
        </table:table-row>
        <table:table-row table:style-name="ro1">
          <table:table-cell table:style-name="ce5" office:value-type="string">
            <text:p>Status</text:p>
          </table:table-cell>
          <table:table-cell table:style-name="ce10" office:value-type="string">
            <text:p><text:s/>barda</text:p>
          </table:table-cell>
          <table:table-cell table:style-name="ce15" office:value-type="string">
            <text:p><text:s/>gcv</text:p>
          </table:table-cell>
          <table:table-cell table:style-name="ce15" office:value-type="string">
            <text:p><text:s/>giv</text:p>
          </table:table-cell>
          <table:table-cell table:style-name="ce15" office:value-type="string">
            <text:p><text:s/>giv2</text:p>
          </table:table-cell>
          <table:table-cell table:style-name="ce15" office:value-type="string">
            <text:p><text:s/>giv3</text:p>
          </table:table-cell>
          <table:table-cell table:style-name="ce15" office:value-type="string">
            <text:p><text:s/>givtest</text:p>
          </table:table-cell>
          <table:table-cell table:style-name="ce15" office:value-type="string">
            <text:p><text:s/>hadv</text:p>
          </table:table-cell>
          <table:table-cell table:style-name="ce15" office:value-type="string">
            <text:p><text:s/>hpiv1</text:p>
          </table:table-cell>
          <table:table-cell table:style-name="ce15" office:value-type="string">
            <text:p><text:s/>hpiv3</text:p>
          </table:table-cell>
          <table:table-cell table:style-name="ce15" office:value-type="string">
            <text:p><text:s/>hrv2</text:p>
          </table:table-cell>
          <table:table-cell table:style-name="ce15" office:value-type="string">
            <text:p><text:s/>jev</text:p>
          </table:table-cell>
          <table:table-cell table:style-name="ce15" office:value-type="string">
            <text:p><text:s/>mmp</text:p>
          </table:table-cell>
          <table:table-cell table:style-name="ce15" office:value-type="string">
            <text:p><text:s/>mpv</text:p>
          </table:table-cell>
          <table:table-cell table:style-name="ce15" office:value-type="string">
            <text:p><text:s/>msl</text:p>
          </table:table-cell>
          <table:table-cell table:style-name="ce15" office:value-type="string">
            <text:p><text:s/>norv</text:p>
          </table:table-cell>
          <table:table-cell table:style-name="ce15" office:value-type="string">
            <text:p><text:s/>piv</text:p>
          </table:table-cell>
          <table:table-cell table:style-name="ce15" office:value-type="string">
            <text:p><text:s/>rbl</text:p>
          </table:table-cell>
          <table:table-cell table:style-name="ce15" office:value-type="string">
            <text:p><text:s/>rsv</text:p>
          </table:table-cell>
          <table:table-cell table:style-name="ce15" office:value-type="string">
            <text:p><text:s/>rtv</text:p>
          </table:table-cell>
          <table:table-cell table:style-name="ce15" office:value-type="string">
            <text:p><text:s/>swiv</text:p>
          </table:table-cell>
          <table:table-cell table:style-name="ce15" office:value-type="string">
            <text:p><text:s/>vda</text:p>
          </table:table-cell>
          <table:table-cell table:style-name="ce15" office:value-type="string">
            <text:p><text:s/>veev</text:p>
          </table:table-cell>
          <table:table-cell table:style-name="ce15" office:value-type="string">
            <text:p><text:s/>vzv</text:p>
          </table:table-cell>
          <table:table-cell table:style-name="ce15" office:value-type="string">
            <text:p><text:s/>yfv</text:p>
          </table:table-cell>
          <table:table-cell table:style-name="ce19" office:value-type="string">
            <text:p>Total Result</text:p>
          </table:table-cell>
        </table:table-row>
        <table:table-row table:style-name="ro1">
          <table:table-cell table:style-name="ce6" office:value-type="string">
            <text:p>454 Sequencing</text:p>
          </table:table-cell>
          <table:table-cell table:style-name="ce11"/>
          <table:table-cell table:style-name="ce16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375">
            <text:p>375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table:number-columns-repeated="5"/>
          <table:table-cell table:style-name="ce16" office:value-type="float" office:value="94">
            <text:p>94</text:p>
          </table:table-cell>
          <table:table-cell table:style-name="ce16" table:number-columns-repeated="4"/>
          <table:table-cell table:style-name="ce16" office:value-type="float" office:value="52">
            <text:p>52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0" office:value-type="float" office:value="537">
            <text:p>537</text:p>
          </table:table-cell>
        </table:table-row>
        <table:table-row table:style-name="ro1">
          <table:table-cell office:value-type="string">
            <text:p>Closure AA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osure JO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21"/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losure LO</text:p>
          </table:table-cell>
          <table:table-cell table:number-columns-repeated="18"/>
          <table:table-cell office:value-type="float" office:value="23">
            <text:p>23</text:p>
          </table:table-cell>
          <table:table-cell table:number-columns-repeated="5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losure NF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losure T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eprecated</text:p>
          </table:table-cell>
          <table:table-cell/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table:number-columns-repeated="12"/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raft Submission</text:p>
          </table:table-cell>
          <table:table-cell/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Edit JO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1"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Edit LO</text:p>
          </table:table-cell>
          <table:table-cell table:number-columns-repeated="18"/>
          <table:table-cell office:value-type="float" office:value="47">
            <text:p>47</text:p>
          </table:table-cell>
          <table:table-cell table:number-columns-repeated="5"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Edit NF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dit TT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6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dit- Becky</text:p>
          </table:table-cell>
          <table:table-cell/>
          <table:table-cell office:value-type="float" office:value="2">
            <text:p>2</text:p>
          </table:table-cell>
          <table:table-cell table:number-columns-repeated="2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it-LO</text:p>
          </table:table-cell>
          <table:table-cell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21"/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Full Plate Redo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 Manual Edit</text:p>
          </table:table-cell>
          <table:table-cell table:number-columns-repeated="2"/>
          <table:table-cell office:value-type="float" office:value="364">
            <text:p>364</text:p>
          </table:table-cell>
          <table:table-cell table:number-columns-repeated="14"/>
          <table:table-cell office:value-type="float" office:value="7">
            <text:p>7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Next Gen Sequencing</text:p>
          </table:table-cell>
          <table:table-cell table:number-columns-repeated="18"/>
          <table:table-cell office:value-type="float" office:value="30">
            <text:p>30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NextGen Validation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21"/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ending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2"/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Published</text:p>
          </table:table-cell>
          <table:table-cell/>
          <table:table-cell office:value-type="float" office:value="151">
            <text:p>151</text:p>
          </table:table-cell>
          <table:table-cell office:value-type="float" office:value="3697">
            <text:p>3697</text:p>
          </table:table-cell>
          <table:table-cell office:value-type="float" office:value="334">
            <text:p>334</text:p>
          </table:table-cell>
          <table:table-cell office:value-type="float" office:value="1752">
            <text:p>1752</text:p>
          </table:table-cell>
          <table:table-cell table:number-columns-repeated="4"/>
          <table:table-cell office:value-type="float" office:value="78">
            <text:p>78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272">
            <text:p>272</text:p>
          </table:table-cell>
          <table:table-cell office:value-type="float" office:value="2158">
            <text:p>2158</text:p>
          </table:table-cell>
          <table:table-cell table:number-columns-repeated="4"/>
          <table:table-cell office:value-type="float" office:value="8504">
            <text:p>8504</text:p>
          </table:table-cell>
        </table:table-row>
        <table:table-row table:style-name="ro1">
          <table:table-cell office:value-type="string">
            <text:p>Received</text:p>
          </table:table-cell>
          <table:table-cell/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222">
            <text:p>22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number-columns-repeated="5"/>
          <table:table-cell office:value-type="float" office:value="779">
            <text:p>779</text:p>
          </table:table-cell>
        </table:table-row>
        <table:table-row table:style-name="ro1">
          <table:table-cell office:value-type="string">
            <text:p>Resequencing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T-PCR</text:p>
          </table:table-cell>
          <table:table-cell/>
          <table:table-cell office:value-type="float" office:value="12">
            <text:p>12</text:p>
          </table:table-cell>
          <table:table-cell table:number-columns-repeated="16"/>
          <table:table-cell office:value-type="float" office:value="9">
            <text:p>9</text:p>
          </table:table-cell>
          <table:table-cell table:number-columns-repeated="5"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equencing</text:p>
          </table:table-cell>
          <table:table-cell/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table:number-columns-repeated="14"/>
          <table:table-cell office:value-type="float" office:value="9">
            <text:p>9</text:p>
          </table:table-cell>
          <table:table-cell table:number-columns-repeated="5"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SISPA</text:p>
          </table:table-cell>
          <table:table-cell table:number-columns-repeated="4"/>
          <table:table-cell office:value-type="float" office:value="95">
            <text:p>95</text:p>
          </table:table-cell>
          <table:table-cell table:number-columns-repeated="19"/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ubmission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bmitted to Genbank</text:p>
          </table:table-cell>
          <table:table-cell table:number-columns-repeated="18"/>
          <table:table-cell office:value-type="float" office:value="11">
            <text:p>11</text:p>
          </table:table-cell>
          <table:table-cell table:number-columns-repeated="5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resolved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float" office:value="71">
            <text:p>71</text:p>
          </table:table-cell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Validation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2"/>
          <table:table-cell office:value-type="float" office:value="226">
            <text:p>22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>
            <text:p>Total Result</text:p>
          </table:table-cell>
          <table:table-cell table:style-name="ce13" office:value-type="float" office:value="12">
            <text:p>12</text:p>
          </table:table-cell>
          <table:table-cell table:style-name="ce17" office:value-type="float" office:value="437">
            <text:p>437</text:p>
          </table:table-cell>
          <table:table-cell table:style-name="ce17" office:value-type="float" office:value="5250">
            <text:p>5250</text:p>
          </table:table-cell>
          <table:table-cell table:style-name="ce17" office:value-type="float" office:value="586">
            <text:p>586</text:p>
          </table:table-cell>
          <table:table-cell table:style-name="ce17" office:value-type="float" office:value="2701">
            <text:p>270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2">
            <text:p>11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23">
            <text:p>12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38">
            <text:p>23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59">
            <text:p>159</text:p>
          </table:table-cell>
          <table:table-cell table:style-name="ce17" office:value-type="float" office:value="978">
            <text:p>978</text:p>
          </table:table-cell>
          <table:table-cell table:style-name="ce17" office:value-type="float" office:value="2305">
            <text:p>2305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9">
            <text:p>109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13233">
            <text:p>13233</text:p>
          </table:table-cell>
        </table:table-row>
      </table:table>
      <table:table table:name="CTM Status' table" table:style-name="ta1" table:print="false">
        <table:table-column table:style-name="co25" table:default-cell-style-name="Default"/>
        <table:table-column table:style-name="co26" table:default-cell-style-name="ce24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30" table:number-columns-repeated="2" table:default-cell-style-name="ce27"/>
        <table:table-column table:style-name="co14" table:default-cell-style-name="ce27"/>
        <table:table-column table:style-name="co31" table:default-cell-style-name="ce27"/>
        <table:table-column table:style-name="co16" table:default-cell-style-name="ce27"/>
        <table:table-column table:style-name="co14" table:default-cell-style-name="ce27"/>
        <table:table-column table:style-name="co32" table:default-cell-style-name="ce27"/>
        <table:table-column table:style-name="co14" table:default-cell-style-name="ce27"/>
        <table:table-column table:style-name="co31" table:default-cell-style-name="ce27"/>
        <table:table-column table:style-name="co33" table:default-cell-style-name="ce27"/>
        <table:table-column table:style-name="co34" table:default-cell-style-name="ce27"/>
        <table:table-column table:style-name="co21" table:default-cell-style-name="ce27"/>
        <table:table-column table:style-name="co15" table:default-cell-style-name="ce27"/>
        <table:table-column table:style-name="co35" table:default-cell-style-name="ce27"/>
        <table:table-column table:style-name="co16" table:default-cell-style-name="ce27"/>
        <table:table-column table:style-name="co32" table:default-cell-style-name="ce27"/>
        <table:table-column table:style-name="co34" table:default-cell-style-name="ce27"/>
        <table:table-row table:style-name="ro1">
          <table:table-cell/>
          <table:table-cell table:style-name="Default" table:number-columns-repeated="24"/>
        </table:table-row>
        <table:table-row table:style-name="ro5">
          <table:table-cell/>
          <table:table-cell table:style-name="ce23" office:value-type="string">
            <text:p>Sum - Count</text:p>
          </table:table-cell>
          <table:table-cell table:style-name="ce25" office:value-type="string" table:number-columns-spanned="23" table:number-rows-spanned="1">
            <text:p>Databas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</table:table-row>
        <table:table-row table:style-name="ro6">
          <table:table-cell/>
          <table:table-cell table:style-name="ce23" office:value-type="string">
            <text:p>Status</text:p>
          </table:table-cell>
          <table:table-cell table:style-name="ce26" office:value-type="string">
            <text:p>barda</text:p>
          </table:table-cell>
          <table:table-cell table:style-name="ce26" office:value-type="string">
            <text:p>gcv</text:p>
          </table:table-cell>
          <table:table-cell table:style-name="ce26" office:value-type="string">
            <text:p>giv</text:p>
          </table:table-cell>
          <table:table-cell table:style-name="ce26" office:value-type="string">
            <text:p>giv2</text:p>
          </table:table-cell>
          <table:table-cell table:style-name="ce26" office:value-type="string">
            <text:p>giv3</text:p>
          </table:table-cell>
          <table:table-cell table:style-name="ce26" office:value-type="string">
            <text:p>hadv</text:p>
          </table:table-cell>
          <table:table-cell table:style-name="ce26" office:value-type="string">
            <text:p>hpiv1</text:p>
          </table:table-cell>
          <table:table-cell table:style-name="ce26" office:value-type="string">
            <text:p>hpiv3</text:p>
          </table:table-cell>
          <table:table-cell table:style-name="ce26" office:value-type="string">
            <text:p>hrv2</text:p>
          </table:table-cell>
          <table:table-cell table:style-name="ce26" office:value-type="string">
            <text:p>jev</text:p>
          </table:table-cell>
          <table:table-cell table:style-name="ce26" office:value-type="string">
            <text:p>mmp</text:p>
          </table:table-cell>
          <table:table-cell table:style-name="ce26" office:value-type="string">
            <text:p>mpv</text:p>
          </table:table-cell>
          <table:table-cell table:style-name="ce26" office:value-type="string">
            <text:p>msl</text:p>
          </table:table-cell>
          <table:table-cell table:style-name="ce26" office:value-type="string">
            <text:p>norv</text:p>
          </table:table-cell>
          <table:table-cell table:style-name="ce26" office:value-type="string">
            <text:p>piv</text:p>
          </table:table-cell>
          <table:table-cell table:style-name="ce26" office:value-type="string">
            <text:p>rbl</text:p>
          </table:table-cell>
          <table:table-cell table:style-name="ce26" office:value-type="string">
            <text:p>rsv</text:p>
          </table:table-cell>
          <table:table-cell table:style-name="ce26" office:value-type="string">
            <text:p>rtv</text:p>
          </table:table-cell>
          <table:table-cell table:style-name="ce26" office:value-type="string">
            <text:p>swiv</text:p>
          </table:table-cell>
          <table:table-cell table:style-name="ce26" office:value-type="string">
            <text:p>vda</text:p>
          </table:table-cell>
          <table:table-cell table:style-name="ce26" office:value-type="string">
            <text:p>veev</text:p>
          </table:table-cell>
          <table:table-cell table:style-name="ce26" office:value-type="string">
            <text:p>vzv</text:p>
          </table:table-cell>
          <table:table-cell table:style-name="ce26" office:value-type="string">
            <text:p>yfv</text:p>
          </table:table-cell>
        </table:table-row>
        <table:table-row table:style-name="ro3">
          <table:table-cell/>
          <table:table-cell office:value-type="string">
            <text:p>454 Sequencing</text:p>
          </table:table-cell>
          <table:table-cell/>
          <table:table-cell office:value-type="float" office:value="5">
            <text:p>5</text:p>
          </table:table-cell>
          <table:table-cell table:number-columns-repeated="9"/>
          <table:table-cell office:value-type="float" office:value="94">
            <text:p>94</text:p>
          </table:table-cell>
          <table:table-cell table:number-columns-repeated="4"/>
          <table:table-cell office:value-type="float" office:value="59">
            <text:p>5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Closure AA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losure JO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Closure LO</text:p>
          </table:table-cell>
          <table:table-cell table:number-columns-repeated="17"/>
          <table:table-cell office:value-type="float" office:value="22">
            <text:p>2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losure NF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losure TT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eprecated</text:p>
          </table:table-cell>
          <table:table-cell/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11"/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raft Submission</text:p>
          </table:table-cell>
          <table:table-cell/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dit JO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Edit LO</text:p>
          </table:table-cell>
          <table:table-cell table:number-columns-repeated="17"/>
          <table:table-cell office:value-type="float" office:value="50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Edit NF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dit TT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Edit- Becky</text:p>
          </table:table-cell>
          <table:table-cell/>
          <table:table-cell office:value-type="float" office:value="2">
            <text:p>2</text:p>
          </table:table-cell>
          <table:table-cell table:number-columns-repeated="21"/>
        </table:table-row>
        <table:table-row table:style-name="ro3">
          <table:table-cell/>
          <table:table-cell office:value-type="string">
            <text:p>Edit-LO</text:p>
          </table:table-cell>
          <table:table-cell/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Full Plate Redo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Initial Manual Edit</text:p>
          </table:table-cell>
          <table:table-cell table:number-columns-repeated="2"/>
          <table:table-cell office:value-type="float" office:value="333">
            <text:p>33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Next Gen Sequencing</text:p>
          </table:table-cell>
          <table:table-cell table:number-columns-repeated="17"/>
          <table:table-cell office:value-type="float" office:value="30">
            <text:p>3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NextGen Validation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Pending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ublished</text:p>
          </table:table-cell>
          <table:table-cell/>
          <table:table-cell office:value-type="float" office:value="151">
            <text:p>151</text:p>
          </table:table-cell>
          <table:table-cell office:value-type="float" office:value="3697">
            <text:p>3697</text:p>
          </table:table-cell>
          <table:table-cell office:value-type="float" office:value="334">
            <text:p>334</text:p>
          </table:table-cell>
          <table:table-cell office:value-type="float" office:value="1752">
            <text:p>1752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272">
            <text:p>272</text:p>
          </table:table-cell>
          <table:table-cell office:value-type="float" office:value="2158">
            <text:p>2158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eceived</text:p>
          </table:table-cell>
          <table:table-cell/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81">
            <text:p>181</text:p>
          </table:table-cell>
          <table:table-cell/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222">
            <text:p>22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Resequencing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T-PCR</text:p>
          </table:table-cell>
          <table:table-cell table:number-columns-repeated="17"/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equencing</text:p>
          </table:table-cell>
          <table:table-cell/>
          <table:table-cell office:value-type="float" office:value="38">
            <text:p>38</text:p>
          </table:table-cell>
          <table:table-cell office:value-type="float" office:value="238">
            <text:p>238</text:p>
          </table:table-cell>
          <table:table-cell office:value-type="float" office:value="85">
            <text:p>85</text:p>
          </table:table-cell>
          <table:table-cell table:number-columns-repeated="13"/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ISPA</text:p>
          </table:table-cell>
          <table:table-cell table:number-columns-repeated="4"/>
          <table:table-cell office:value-type="float" office:value="272">
            <text:p>272</text:p>
          </table:table-cell>
          <table:table-cell office:value-type="float" office:value="10">
            <text:p>10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Submission</text:p>
          </table:table-cell>
          <table:table-cell table:number-columns-repeated="17"/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ubmitted to Genbank</text:p>
          </table:table-cell>
          <table:table-cell table:number-columns-repeated="17"/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Unresolved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float" office:value="71">
            <text:p>71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idation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2"/>
        </table:table-row>
      </table:table>
      <table:table table:name="Status' Totals" table:style-name="ta1" table:print="false">
        <table:table-column table:style-name="co1" table:default-cell-style-name="Default"/>
        <table:table-column table:style-name="co36" table:default-cell-style-name="Default"/>
        <table:table-column table:style-name="co1" table:default-cell-style-name="Default"/>
        <table:table-row table:style-name="ro2">
          <table:table-cell/>
          <table:table-cell table:style-name="ce29" office:value-type="string">
            <text:p>Status</text:p>
          </table:table-cell>
          <table:table-cell table:style-name="ce30" office:value-type="string">
            <text:p>Total</text:p>
          </table:table-cell>
        </table:table-row>
        <table:table-row table:style-name="ro1">
          <table:table-cell/>
          <table:table-cell table:formula="of:=['CTM Status'' table'.B4]" office:value-type="string" office:string-value="454 Sequencing">
            <text:p>454 Sequencing</text:p>
          </table:table-cell>
          <table:table-cell table:formula="of:=SUM(['CTM Status'' table'.C4:.Y4])" office:value-type="float" office:value="165">
            <text:p>165</text:p>
          </table:table-cell>
        </table:table-row>
        <table:table-row table:style-name="ro1">
          <table:table-cell/>
          <table:table-cell table:formula="of:=['CTM Status'' table'.B5]" office:value-type="string" office:string-value="Closure AA">
            <text:p>Closure AA</text:p>
          </table:table-cell>
          <table:table-cell table:formula="of:=SUM(['CTM Status'' table'.C5:.Y5])" office:value-type="float" office:value="3">
            <text:p>3</text:p>
          </table:table-cell>
        </table:table-row>
        <table:table-row table:style-name="ro1">
          <table:table-cell/>
          <table:table-cell table:formula="of:=['CTM Status'' table'.B6]" office:value-type="string" office:string-value="Closure JO">
            <text:p>Closure JO</text:p>
          </table:table-cell>
          <table:table-cell table:formula="of:=SUM(['CTM Status'' table'.C6:.Y6])" office:value-type="float" office:value="15">
            <text:p>15</text:p>
          </table:table-cell>
        </table:table-row>
        <table:table-row table:style-name="ro1">
          <table:table-cell/>
          <table:table-cell table:formula="of:=['CTM Status'' table'.B7]" office:value-type="string" office:string-value="Closure LO">
            <text:p>Closure LO</text:p>
          </table:table-cell>
          <table:table-cell table:formula="of:=SUM(['CTM Status'' table'.C7:.Y7])" office:value-type="float" office:value="22">
            <text:p>22</text:p>
          </table:table-cell>
        </table:table-row>
        <table:table-row table:style-name="ro1">
          <table:table-cell/>
          <table:table-cell table:formula="of:=['CTM Status'' table'.B8]" office:value-type="string" office:string-value="Closure NF">
            <text:p>Closure NF</text:p>
          </table:table-cell>
          <table:table-cell table:formula="of:=SUM(['CTM Status'' table'.C8:.Y8])" office:value-type="float" office:value="15">
            <text:p>15</text:p>
          </table:table-cell>
        </table:table-row>
        <table:table-row table:style-name="ro1">
          <table:table-cell/>
          <table:table-cell table:formula="of:=['CTM Status'' table'.B9]" office:value-type="string" office:string-value="Closure TT">
            <text:p>Closure TT</text:p>
          </table:table-cell>
          <table:table-cell table:formula="of:=SUM(['CTM Status'' table'.C9:.Y9])" office:value-type="float" office:value="9">
            <text:p>9</text:p>
          </table:table-cell>
        </table:table-row>
        <table:table-row table:style-name="ro1">
          <table:table-cell/>
          <table:table-cell table:formula="of:=['CTM Status'' table'.B10]" office:value-type="string" office:string-value="Deprecated">
            <text:p>Deprecated</text:p>
          </table:table-cell>
          <table:table-cell table:formula="of:=SUM(['CTM Status'' table'.C10:.Y10])" office:value-type="float" office:value="274">
            <text:p>274</text:p>
          </table:table-cell>
        </table:table-row>
        <table:table-row table:style-name="ro1">
          <table:table-cell/>
          <table:table-cell table:formula="of:=['CTM Status'' table'.B11]" office:value-type="string" office:string-value="Draft Submission">
            <text:p>Draft Submission</text:p>
          </table:table-cell>
          <table:table-cell table:formula="of:=SUM(['CTM Status'' table'.C11:.Y11])" office:value-type="float" office:value="118">
            <text:p>118</text:p>
          </table:table-cell>
        </table:table-row>
        <table:table-row table:style-name="ro1">
          <table:table-cell/>
          <table:table-cell table:formula="of:=['CTM Status'' table'.B12]" office:value-type="string" office:string-value="Edit JO">
            <text:p>Edit JO</text:p>
          </table:table-cell>
          <table:table-cell table:formula="of:=SUM(['CTM Status'' table'.C12:.Y12])" office:value-type="float" office:value="10">
            <text:p>10</text:p>
          </table:table-cell>
        </table:table-row>
        <table:table-row table:style-name="ro1">
          <table:table-cell/>
          <table:table-cell table:formula="of:=['CTM Status'' table'.B13]" office:value-type="string" office:string-value="Edit LO">
            <text:p>Edit LO</text:p>
          </table:table-cell>
          <table:table-cell table:formula="of:=SUM(['CTM Status'' table'.C13:.Y13])" office:value-type="float" office:value="50">
            <text:p>50</text:p>
          </table:table-cell>
        </table:table-row>
        <table:table-row table:style-name="ro1">
          <table:table-cell/>
          <table:table-cell table:formula="of:=['CTM Status'' table'.B14]" office:value-type="string" office:string-value="Edit NF">
            <text:p>Edit NF</text:p>
          </table:table-cell>
          <table:table-cell table:formula="of:=SUM(['CTM Status'' table'.C14:.Y14])" office:value-type="float" office:value="1">
            <text:p>1</text:p>
          </table:table-cell>
        </table:table-row>
        <table:table-row table:style-name="ro1">
          <table:table-cell/>
          <table:table-cell table:formula="of:=['CTM Status'' table'.B15]" office:value-type="string" office:string-value="Edit TT">
            <text:p>Edit TT</text:p>
          </table:table-cell>
          <table:table-cell table:formula="of:=SUM(['CTM Status'' table'.C15:.Y15])" office:value-type="float" office:value="6">
            <text:p>6</text:p>
          </table:table-cell>
        </table:table-row>
        <table:table-row table:style-name="ro1">
          <table:table-cell/>
          <table:table-cell table:formula="of:=['CTM Status'' table'.B16]" office:value-type="string" office:string-value="Edit- Becky">
            <text:p>Edit- Becky</text:p>
          </table:table-cell>
          <table:table-cell table:formula="of:=SUM(['CTM Status'' table'.C16:.Y16])" office:value-type="float" office:value="2">
            <text:p>2</text:p>
          </table:table-cell>
        </table:table-row>
        <table:table-row table:style-name="ro1">
          <table:table-cell/>
          <table:table-cell table:formula="of:=['CTM Status'' table'.B17]" office:value-type="string" office:string-value="Edit-LO">
            <text:p>Edit-LO</text:p>
          </table:table-cell>
          <table:table-cell table:formula="of:=SUM(['CTM Status'' table'.C17:.Y17])" office:value-type="float" office:value="39">
            <text:p>39</text:p>
          </table:table-cell>
        </table:table-row>
        <table:table-row table:style-name="ro1">
          <table:table-cell/>
          <table:table-cell table:formula="of:=['CTM Status'' table'.B18]" office:value-type="string" office:string-value="Full Plate Redo">
            <text:p>Full Plate Redo</text:p>
          </table:table-cell>
          <table:table-cell table:formula="of:=SUM(['CTM Status'' table'.C18:.Y18])" office:value-type="float" office:value="1">
            <text:p>1</text:p>
          </table:table-cell>
        </table:table-row>
        <table:table-row table:style-name="ro1">
          <table:table-cell/>
          <table:table-cell table:formula="of:=['CTM Status'' table'.B19]" office:value-type="string" office:string-value="Initial Manual Edit">
            <text:p>Initial Manual Edit</text:p>
          </table:table-cell>
          <table:table-cell table:formula="of:=SUM(['CTM Status'' table'.C19:.Y19])" office:value-type="float" office:value="497">
            <text:p>497</text:p>
          </table:table-cell>
        </table:table-row>
        <table:table-row table:style-name="ro1">
          <table:table-cell/>
          <table:table-cell table:formula="of:=['CTM Status'' table'.B20]" office:value-type="string" office:string-value="Next Gen Sequencing">
            <text:p>Next Gen Sequencing</text:p>
          </table:table-cell>
          <table:table-cell table:formula="of:=SUM(['CTM Status'' table'.C20:.Y20])" office:value-type="float" office:value="30">
            <text:p>30</text:p>
          </table:table-cell>
        </table:table-row>
        <table:table-row table:style-name="ro1">
          <table:table-cell/>
          <table:table-cell table:formula="of:=['CTM Status'' table'.B21]" office:value-type="string" office:string-value="NextGen Validation">
            <text:p>NextGen Validation</text:p>
          </table:table-cell>
          <table:table-cell table:formula="of:=SUM(['CTM Status'' table'.C21:.Y21])" office:value-type="float" office:value="56">
            <text:p>56</text:p>
          </table:table-cell>
        </table:table-row>
        <table:table-row table:style-name="ro1">
          <table:table-cell/>
          <table:table-cell table:formula="of:=['CTM Status'' table'.B22]" office:value-type="string" office:string-value="Pending">
            <text:p>Pending</text:p>
          </table:table-cell>
          <table:table-cell table:formula="of:=SUM(['CTM Status'' table'.C22:.Y22])" office:value-type="float" office:value="196">
            <text:p>196</text:p>
          </table:table-cell>
        </table:table-row>
        <table:table-row table:style-name="ro1">
          <table:table-cell/>
          <table:table-cell table:formula="of:=['CTM Status'' table'.B23]" office:value-type="string" office:string-value="Published">
            <text:p>Published</text:p>
          </table:table-cell>
          <table:table-cell table:formula="of:=SUM(['CTM Status'' table'.C23:.Y23])" office:value-type="float" office:value="8504">
            <text:p>8504</text:p>
          </table:table-cell>
        </table:table-row>
        <table:table-row table:style-name="ro1">
          <table:table-cell/>
          <table:table-cell table:formula="of:=['CTM Status'' table'.B24]" office:value-type="string" office:string-value="Received">
            <text:p>Received</text:p>
          </table:table-cell>
          <table:table-cell table:formula="of:=SUM(['CTM Status'' table'.C24:.Y24])" office:value-type="float" office:value="886">
            <text:p>886</text:p>
          </table:table-cell>
        </table:table-row>
        <table:table-row table:style-name="ro1">
          <table:table-cell/>
          <table:table-cell table:formula="of:=['CTM Status'' table'.B25]" office:value-type="string" office:string-value="Resequencing">
            <text:p>Resequencing</text:p>
          </table:table-cell>
          <table:table-cell table:formula="of:=SUM(['CTM Status'' table'.C25:.Y25])" office:value-type="float" office:value="1">
            <text:p>1</text:p>
          </table:table-cell>
        </table:table-row>
        <table:table-row table:style-name="ro1">
          <table:table-cell/>
          <table:table-cell table:formula="of:=['CTM Status'' table'.B26]" office:value-type="string" office:string-value="RT-PCR">
            <text:p>RT-PCR</text:p>
          </table:table-cell>
          <table:table-cell table:formula="of:=SUM(['CTM Status'' table'.C26:.Y26])" office:value-type="float" office:value="8">
            <text:p>8</text:p>
          </table:table-cell>
        </table:table-row>
        <table:table-row table:style-name="ro1">
          <table:table-cell/>
          <table:table-cell table:formula="of:=['CTM Status'' table'.B27]" office:value-type="string" office:string-value="Sequencing">
            <text:p>Sequencing</text:p>
          </table:table-cell>
          <table:table-cell table:formula="of:=SUM(['CTM Status'' table'.C27:.Y27])" office:value-type="float" office:value="365">
            <text:p>365</text:p>
          </table:table-cell>
        </table:table-row>
        <table:table-row table:style-name="ro1">
          <table:table-cell/>
          <table:table-cell table:formula="of:=['CTM Status'' table'.B28]" office:value-type="string" office:string-value="SISPA">
            <text:p>SISPA</text:p>
          </table:table-cell>
          <table:table-cell table:formula="of:=SUM(['CTM Status'' table'.C28:.Y28])" office:value-type="float" office:value="282">
            <text:p>282</text:p>
          </table:table-cell>
        </table:table-row>
        <table:table-row table:style-name="ro1">
          <table:table-cell/>
          <table:table-cell table:formula="of:=['CTM Status'' table'.B29]" office:value-type="string" office:string-value="Submission">
            <text:p>Submission</text:p>
          </table:table-cell>
          <table:table-cell table:formula="of:=SUM(['CTM Status'' table'.C29:.Y29])" office:value-type="float" office:value="2">
            <text:p>2</text:p>
          </table:table-cell>
        </table:table-row>
        <table:table-row table:style-name="ro1">
          <table:table-cell/>
          <table:table-cell table:formula="of:=['CTM Status'' table'.B30]" office:value-type="string" office:string-value="Submitted to Genbank">
            <text:p>Submitted to Genbank</text:p>
          </table:table-cell>
          <table:table-cell table:formula="of:=SUM(['CTM Status'' table'.C30:.Y30])" office:value-type="float" office:value="11">
            <text:p>11</text:p>
          </table:table-cell>
        </table:table-row>
        <table:table-row table:style-name="ro1">
          <table:table-cell/>
          <table:table-cell table:formula="of:=['CTM Status'' table'.B31]" office:value-type="string" office:string-value="Unresolved">
            <text:p>Unresolved</text:p>
          </table:table-cell>
          <table:table-cell table:formula="of:=SUM(['CTM Status'' table'.C31:.Y31])" office:value-type="float" office:value="1322">
            <text:p>1322</text:p>
          </table:table-cell>
        </table:table-row>
        <table:table-row table:style-name="ro1">
          <table:table-cell/>
          <table:table-cell table:formula="of:=['CTM Status'' table'.B32]" office:value-type="string" office:string-value="Validation">
            <text:p>Validation</text:p>
          </table:table-cell>
          <table:table-cell table:formula="of:=SUM(['CTM Status'' table'.C32:.Y32])" office:value-type="float" office:value="224">
            <text:p>224</text:p>
          </table:table-cell>
        </table:table-row>
      </table:table>
      <table:database-ranges>
        <table:database-range table:target-range-address="'CTM Status'' table'.B42:'CTM Status'' table'.G35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CTM Status'' table'.B2:'CTM Status'' table'.Y32" table:buttons="" table:grand-total="none" table:ignore-empty-rows="true" table:show-filter-button="false" table:drill-down-on-double-click="false">
          <table:source-cell-range table:cell-range-address="Data.A1:Data.AMJ65535"/>
          <table:data-pilot-field table:source-field-name="Databas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ataPilot_Data_1.A1:DataPilot_Data_1.Z35" table:buttons="DataPilot_Data_1.A1 DataPilot_Data_1.A4 DataPilot_Data_1.B3">
          <table:source-cell-range table:cell-range-address="Data.A1:Data.D109"/>
          <table:data-pilot-field table:source-field-name="Databas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w_20_or_20_Column_20_highlighted" style:display-name="Row or Column highlighted" style:family="table-cell" style:parent-style-name="Default">
      <style:table-cell-properties fo:background-color="#ffffcc"/>
    </style:style>
    <style:style style:name="Column_20_Highlighted" style:display-name="Column Highlighted" style:family="table-cell" style:parent-style-name="Default">
      <style:table-cell-properties fo:background-color="#ffff99"/>
    </style:style>
    <style:style style:name="Row_20_Highlighted" style:display-name="Row Highlighted" style:family="table-cell" style:parent-style-name="Default">
      <style:table-cell-properties fo:background-color="#ffffcc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14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1-07T08:14:16</meta:creation-date>
    <dc:date>2011-12-13T14:26:59</dc:date>
    <dc:creator>Peter Edworthy</dc:creator>
    <meta:editing-duration>PT253H37M15S</meta:editing-duration>
    <meta:editing-cycles>5</meta:editing-cycles>
    <meta:generator>OpenOffice.org/3.1$Unix OpenOffice.org_project/310m19$Build-9420</meta:generator>
    <meta:document-statistic meta:table-count="5" meta:cell-count="1178" meta:object-count="0"/>
  </office:meta>
</office:document-meta>
</file>